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25.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212cm" style:rel-column-width="8191*"/>
    </style:style>
    <style:style style:name="Table1.1" style:family="table-row">
      <style:table-row-properties fo:keep-together="auto"/>
    </style:style>
    <style:style style:name="Table1.A1" style:family="table-cell" style:data-style-name="N2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H1" style:family="table-cell" style:data-style-name="N2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2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 style:data-style-name="N2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D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G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H2" style:family="table-cell" style:data-style-name="N2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D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E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G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D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E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F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G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D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F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G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" style:family="table" style:master-page-name="">
      <style:table-properties style:width="25.7c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671cm" style:rel-column-width="9362*"/>
    </style:style>
    <style:style style:name="Table2.1" style:family="table-row">
      <style:table-row-properties fo:keep-together="auto"/>
    </style:style>
    <style:style style:name="Table2.A1" style:family="table-cell" style:data-style-name="N2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G1" style:family="table-cell" style:data-style-name="N2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2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 style:data-style-name="N2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 style:data-style-name="N20000">
      <style:table-cell-properties style:vertical-align="" fo:background-color="#ffff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" style:family="table-cell" style:data-style-name="N20000">
      <style:table-cell-properties style:vertical-align="" fo:background-color="#ffff00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D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4" style:family="table-cell" style:data-style-name="N2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D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76c85"/>
    </style:style>
    <style:style style:name="P2" style:family="paragraph" style:parent-style-name="Text_20_body">
      <style:text-properties officeooo:rsid="00081230" officeooo:paragraph-rsid="00081230"/>
    </style:style>
    <style:style style:name="P3" style:family="paragraph" style:parent-style-name="Text_20_body">
      <style:text-properties style:font-name="Ubuntu" officeooo:rsid="00093377" officeooo:paragraph-rsid="001f194f"/>
    </style:style>
    <style:style style:name="P4" style:family="paragraph" style:parent-style-name="Text_20_body">
      <style:text-properties style:font-name="Ubuntu" officeooo:rsid="000a8f1f" officeooo:paragraph-rsid="000be121"/>
    </style:style>
    <style:style style:name="P5" style:family="paragraph" style:parent-style-name="Text_20_body">
      <style:text-properties style:font-name="Ubuntu" officeooo:rsid="000d8c30" officeooo:paragraph-rsid="000d8c30"/>
    </style:style>
    <style:style style:name="P6" style:family="paragraph" style:parent-style-name="Text_20_body">
      <style:text-properties style:font-name="Ubuntu" officeooo:rsid="00106c09" officeooo:paragraph-rsid="00106c09"/>
    </style:style>
    <style:style style:name="P7" style:family="paragraph" style:parent-style-name="Text_20_body" style:list-style-name="L1">
      <style:text-properties style:font-name="Ubuntu" officeooo:rsid="00106c09" officeooo:paragraph-rsid="00106c09"/>
    </style:style>
    <style:style style:name="P8" style:family="paragraph" style:parent-style-name="Text_20_body">
      <style:text-properties style:font-name="Ubuntu" officeooo:rsid="00117eba" officeooo:paragraph-rsid="00117eba"/>
    </style:style>
    <style:style style:name="P9" style:family="paragraph" style:parent-style-name="Text_20_body">
      <style:text-properties style:font-name="Ubuntu" officeooo:rsid="0012c6a1" officeooo:paragraph-rsid="0012c6a1"/>
    </style:style>
    <style:style style:name="P10" style:family="paragraph" style:parent-style-name="Text_20_body">
      <style:text-properties style:font-name="Ubuntu" officeooo:rsid="001a5269" officeooo:paragraph-rsid="001a5269"/>
    </style:style>
    <style:style style:name="P11" style:family="paragraph" style:parent-style-name="Text_20_body">
      <style:text-properties style:font-name="Ubuntu" officeooo:rsid="001f194f" officeooo:paragraph-rsid="001f194f"/>
    </style:style>
    <style:style style:name="P12" style:family="paragraph" style:parent-style-name="Text_20_body">
      <style:text-properties style:font-name="Ubuntu" officeooo:rsid="001f4f37" officeooo:paragraph-rsid="001f4f37"/>
    </style:style>
    <style:style style:name="P13" style:family="paragraph" style:parent-style-name="Text_20_body">
      <style:text-properties officeooo:rsid="00106c09" officeooo:paragraph-rsid="00106c09"/>
    </style:style>
    <style:style style:name="P14" style:family="paragraph" style:parent-style-name="Text_20_body">
      <style:text-properties officeooo:paragraph-rsid="001c1930"/>
    </style:style>
    <style:style style:name="P15" style:family="paragraph" style:parent-style-name="Text_20_body">
      <style:text-properties officeooo:rsid="001f194f" officeooo:paragraph-rsid="001f194f"/>
    </style:style>
    <style:style style:name="P16" style:family="paragraph" style:parent-style-name="Text_20_body">
      <style:paragraph-properties fo:break-before="page"/>
      <style:text-properties officeooo:rsid="00106c09" officeooo:paragraph-rsid="00106c09"/>
    </style:style>
    <style:style style:name="P17" style:family="paragraph" style:parent-style-name="Text_20_body" style:master-page-name="Landscape">
      <style:paragraph-properties style:page-number="auto"/>
      <style:text-properties style:font-name="Ubuntu" officeooo:rsid="0012c6a1" officeooo:paragraph-rsid="0012c6a1"/>
    </style:style>
    <style:style style:name="P18" style:family="paragraph" style:parent-style-name="Heading_20_2">
      <style:text-properties officeooo:rsid="00076c85" officeooo:paragraph-rsid="00076c85"/>
    </style:style>
    <style:style style:name="P19" style:family="paragraph" style:parent-style-name="Heading_20_2">
      <style:text-properties officeooo:rsid="00098ae2" officeooo:paragraph-rsid="00098ae2"/>
    </style:style>
    <style:style style:name="P20" style:family="paragraph" style:parent-style-name="Heading_20_2" style:master-page-name="Standard">
      <style:paragraph-properties style:page-number="auto"/>
      <style:text-properties officeooo:rsid="001c1930" officeooo:paragraph-rsid="001c1930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17eba" officeooo:paragraph-rsid="00117e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86955" officeooo:paragraph-rsid="001869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07d3" officeooo:paragraph-rsid="001207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86955" officeooo:paragraph-rsid="00186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d89a2" style:font-style-asian="italic" style:font-weight-asian="bold" style:font-style-complex="italic" style:font-weight-complex="bold"/>
    </style:style>
    <style:style style:name="T3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6600" fo:font-style="italic" fo:font-weight="bold" officeooo:rsid="001d89a2" style:font-style-asian="italic" style:font-weight-asian="bold" style:font-style-complex="italic" style:font-weight-complex="bold"/>
    </style:style>
    <style:style style:name="T5" style:family="text">
      <style:text-properties fo:color="#ff6600" style:font-name="Ubuntu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officeooo:rsid="000be121" style:font-style-asian="normal" style:font-weight-asian="normal" style:font-style-complex="normal" style:font-weight-complex="normal"/>
    </style:style>
    <style:style style:name="T7" style:family="text">
      <style:text-properties style:font-name="Ubuntu"/>
    </style:style>
    <style:style style:name="T8" style:family="text">
      <style:text-properties officeooo:rsid="000ee962"/>
    </style:style>
    <style:style style:name="T9" style:family="text">
      <style:text-properties officeooo:rsid="00081230"/>
    </style:style>
    <style:style style:name="T10" style:family="text">
      <style:text-properties officeooo:rsid="00154e9b"/>
    </style:style>
    <style:style style:name="T11" style:family="text">
      <style:text-properties officeooo:rsid="001d89a2"/>
    </style:style>
    <style:style style:name="T12" style:family="text">
      <style:text-properties officeooo:rsid="001fb2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GESTIÓN DE COSTES</text:h>
      <text:p text:style-name="P1"/>
      <text:p text:style-name="P3">En esta sección nos centraremos en los costes que engloba el proyecto. <text:span text:style-name="T11">Para poder llevar a cabo la estimación de los costes, los cálculos se realizarán por estimación paramétrica </text:span><text:span text:style-name="T4">Cita</text:span><text:span text:style-name="T2"> </text:span><text:span text:style-name="T11">, que tiene en cuenta los datos históricos relevantes y otras variables, para calcular una estimación del coste del trabajo del proyecto.</text:span></text:p>
      <text:p text:style-name="P11">Las estimaciones son evaluaciones cuantitativas de los costes probables que se requieren para completar el trabajo del proyecto, que involucran a todos los recursos incluídos, entre otros, el trabajo directo, los materiales, el equipamiento y la tecnología de la información. <text:span text:style-name="T12">En nuestras estimaciones, no se tendrán en cuenta aquellos costes que sean indirectos.</text:span></text:p>
      <text:p text:style-name="P12">A continuación, se encuentran dispuestas por categorías las diferentes estimaciones de costes.</text:p>
      <text:h text:style-name="P19" text:outline-level="2">1.1. Costes del personal</text:h>
      <text:p text:style-name="P4">Para calcular los costes asociados a los recursos humanos del proyecto, se tendrá como referencia al estudio realizado por Vitae Consultores <text:bookmark-start text:name="__DdeLink__1_596345905"/><text:span text:style-name="T3">Cita</text:span><text:span text:style-name="T1"> </text:span><text:bookmark-end text:name="__DdeLink__1_596345905"/><text:span text:style-name="T6">que ha dado como resultado la Guía Salarial del Sector TI en Galicia 2015-2016 </text:span><text:span text:style-name="T3">Cita</text:span><text:span text:style-name="T1"> </text:span><text:span text:style-name="T6"><text:s/>.</text:span></text:p>
      <text:p text:style-name="P5"><text:span text:style-name="T8">Como datos principal para nuestros cálculos, el</text:span> estudio muestra que una analista programadora que tenga entre 0 o 2 años de experiencia, cobra de media 1600€ brutos.</text:p>
      <text:p text:style-name="P13"><text:span text:style-name="T7">Para realizar los cálculos referentes a los recursos humanos, se ha empleado la calculadora de contratos para la Gestión de actividad I+D de la Oficina de Investigación y Tecnología de la USC </text:span><text:span text:style-name="T5">Cita</text:span></text:p>
      <text:p text:style-name="P6">Los datos introducidos para hacer los cálculos fueron los siguientes:</text:p>
      <text:list xml:id="list9151910403153203798" text:style-name="L1">
        <text:list-item>
          <text:p text:style-name="P7">Salario bruto mensual: 16000</text:p>
        </text:list-item>
        <text:list-item>
          <text:p text:style-name="P7">Periodo de contrato: 16/10/2017 a 21/01/2018</text:p>
        </text:list-item>
        <text:list-item>
          <text:p text:style-name="P7">Número de pagas: 14</text:p>
        </text:list-item>
        <text:list-item>
          <text:p text:style-name="P7">Tipo de contrato: Obra y servicio</text:p>
        </text:list-item>
        <text:list-item>
          <text:p text:style-name="P7">Jornada laboral: Tiempo completo</text:p>
        </text:list-item>
        <text:list-item>
          <text:p text:style-name="P7">Horas semanales: 37,5</text:p>
        </text:list-item>
        <text:list-item>
          <text:p text:style-name="P7">Categoría cotización: Ingeniera – Licenciada – Grado; Técnico administrativo</text:p>
        </text:list-item>
      </text:list>
      <text:p text:style-name="P6"/>
      <text:p text:style-name="P10">Los resultados obtenidos fueron los siguientes:</text:p>
      <text:p text:style-name="P17">Resumen <text:span text:style-name="T10">mensual</text:span></text:p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float" office:value="0">
            <text:p text:style-name="P22">Mes</text:p>
          </table:table-cell>
          <table:table-cell table:style-name="Table1.A1" office:value-type="float" office:value="0">
            <text:p text:style-name="P22">Días trabajados</text:p>
          </table:table-cell>
          <table:table-cell table:style-name="Table1.A1" office:value-type="float" office:value="0">
            <text:p text:style-name="P22">Retribución Bruta Mensual</text:p>
          </table:table-cell>
          <table:table-cell table:style-name="Table1.A1" office:value-type="float" office:value="0">
            <text:p text:style-name="P22">Base de Cotización</text:p>
          </table:table-cell>
          <table:table-cell table:style-name="Table1.A1" office:value-type="float" office:value="0">
            <text:p text:style-name="P22">Salario Bruto</text:p>
          </table:table-cell>
          <table:table-cell table:style-name="Table1.A1" office:value-type="float" office:value="0">
            <text:p text:style-name="P22">Pagas Extras</text:p>
          </table:table-cell>
          <table:table-cell table:style-name="Table1.A1" office:value-type="float" office:value="0">
            <text:p text:style-name="P22">Cota Patronal</text:p>
          </table:table-cell>
          <table:table-cell table:style-name="Table1.H1" office:value-type="float" office:value="0">
            <text:p text:style-name="P22">Liquidación</text:p>
          </table:table-cell>
        </table:table-row>
        <table:table-row>
          <table:table-cell table:style-name="Table1.A2" office:value-type="float" office:value="0">
            <text:p text:style-name="P22">Octubre 2017</text:p>
          </table:table-cell>
          <table:table-cell table:style-name="Table1.B2" office:value-type="float" office:value="16">
            <text:p text:style-name="P25">16</text:p>
          </table:table-cell>
          <table:table-cell table:style-name="Table1.C2" office:value-type="string">
            <text:p text:style-name="P25">16000</text:p>
          </table:table-cell>
          <table:table-cell table:style-name="Table1.D2" office:value-type="string">
            <text:p text:style-name="P25">3751,20</text:p>
          </table:table-cell>
          <table:table-cell table:style-name="Table1.E2" office:value-type="string">
            <text:p text:style-name="P25">8258,06</text:p>
          </table:table-cell>
          <table:table-cell table:style-name="Table1.B2" office:value-type="float" office:value="0">
            <text:p text:style-name="P25">0</text:p>
          </table:table-cell>
          <table:table-cell table:style-name="Table1.G2" office:value-type="string">
            <text:p text:style-name="P25">1204,14</text:p>
          </table:table-cell>
          <table:table-cell table:style-name="Table1.H2" office:value-type="float" office:value="322.82">
            <text:p text:style-name="P25">322,82</text:p>
          </table:table-cell>
        </table:table-row>
        <table:table-row>
          <table:table-cell table:style-name="Table1.A2" office:value-type="float" office:value="0">
            <text:p text:style-name="P22">Noviembre 2017</text:p>
          </table:table-cell>
          <table:table-cell table:style-name="Table1.B2" office:value-type="float" office:value="30">
            <text:p text:style-name="P25">30</text:p>
          </table:table-cell>
          <table:table-cell table:style-name="Table1.C3" office:value-type="string">
            <text:p text:style-name="P25">16000</text:p>
          </table:table-cell>
          <table:table-cell table:style-name="Table1.D3" office:value-type="string">
            <text:p text:style-name="P25">3751,20</text:p>
          </table:table-cell>
          <table:table-cell table:style-name="Table1.E3" office:value-type="string">
            <text:p text:style-name="P25">16000</text:p>
          </table:table-cell>
          <table:table-cell table:style-name="Table1.B2" office:value-type="float" office:value="0">
            <text:p text:style-name="P25">0</text:p>
          </table:table-cell>
          <table:table-cell table:style-name="Table1.G3" office:value-type="string">
            <text:p text:style-name="P25">1204,14</text:p>
          </table:table-cell>
          <table:table-cell table:style-name="Table1.H2" office:value-type="float" office:value="605.29">
            <text:p text:style-name="P25">605,29</text:p>
          </table:table-cell>
        </table:table-row>
        <table:table-row>
          <table:table-cell table:style-name="Table1.A2" office:value-type="float" office:value="0">
            <text:p text:style-name="P22">Diciembre 2017</text:p>
          </table:table-cell>
          <table:table-cell table:style-name="Table1.B2" office:value-type="float" office:value="31">
            <text:p text:style-name="P25">31</text:p>
          </table:table-cell>
          <table:table-cell table:style-name="Table1.C4" office:value-type="string">
            <text:p text:style-name="P25">16000</text:p>
          </table:table-cell>
          <table:table-cell table:style-name="Table1.D4" office:value-type="string">
            <text:p text:style-name="P25">3751,20</text:p>
          </table:table-cell>
          <table:table-cell table:style-name="Table1.E4" office:value-type="string">
            <text:p text:style-name="P25">16000</text:p>
          </table:table-cell>
          <table:table-cell table:style-name="Table1.F4" office:value-type="string">
            <text:p text:style-name="P25">4021,86</text:p>
          </table:table-cell>
          <table:table-cell table:style-name="Table1.G4" office:value-type="string">
            <text:p text:style-name="P25">1204,14</text:p>
          </table:table-cell>
          <table:table-cell table:style-name="Table1.H2" office:value-type="float" office:value="625.47">
            <text:p text:style-name="P25">625,47</text:p>
          </table:table-cell>
        </table:table-row>
        <table:table-row>
          <table:table-cell table:style-name="Table1.A2" office:value-type="float" office:value="0">
            <text:p text:style-name="P22">Enero 2018</text:p>
          </table:table-cell>
          <table:table-cell table:style-name="Table1.B2" office:value-type="float" office:value="21">
            <text:p text:style-name="P25">21</text:p>
          </table:table-cell>
          <table:table-cell table:style-name="Table1.C5" office:value-type="string">
            <text:p text:style-name="P25">16000</text:p>
          </table:table-cell>
          <table:table-cell table:style-name="Table1.D5" office:value-type="string">
            <text:p text:style-name="P25">3751,20</text:p>
          </table:table-cell>
          <table:table-cell table:style-name="Table1.E5" office:value-type="string">
            <text:p text:style-name="P25">10838,71</text:p>
          </table:table-cell>
          <table:table-cell table:style-name="Table1.F5" office:value-type="string">
            <text:p text:style-name="P25">4571,42</text:p>
          </table:table-cell>
          <table:table-cell table:style-name="Table1.G5" office:value-type="string">
            <text:p text:style-name="P25">1204,14</text:p>
          </table:table-cell>
          <table:table-cell table:style-name="Table1.H2" office:value-type="float" office:value="423.7">
            <text:p text:style-name="P25">423,7</text:p>
          </table:table-cell>
        </table:table-row>
      </table:table>
      <text:p text:style-name="P8"/>
      <text:p text:style-name="P8"/>
      <text:p text:style-name="P9">Resumen <text:span text:style-name="T10">anual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>
            <text:p text:style-name="P21"/>
          </table:table-cell>
          <table:table-cell table:style-name="Table2.A1" office:value-type="float" office:value="0">
            <text:p text:style-name="P23">Bruto</text:p>
          </table:table-cell>
          <table:table-cell table:style-name="Table2.A1" office:value-type="float" office:value="0">
            <text:p text:style-name="P23">Pagas extras</text:p>
          </table:table-cell>
          <table:table-cell table:style-name="Table2.A1" office:value-type="float" office:value="0">
            <text:p text:style-name="P23">Liquidación</text:p>
          </table:table-cell>
          <table:table-cell table:style-name="Table2.A1" office:value-type="float" office:value="0">
            <text:p text:style-name="P23">Coste contrato</text:p>
          </table:table-cell>
          <table:table-cell table:style-name="Table2.A1" office:value-type="float" office:value="0">
            <text:p text:style-name="P23">Seguridade Social</text:p>
          </table:table-cell>
          <table:table-cell table:style-name="Table2.G1" office:value-type="float" office:value="0">
            <text:p text:style-name="P23">TOTAL</text:p>
          </table:table-cell>
        </table:table-row>
        <table:table-row>
          <table:table-cell table:style-name="Table2.A2" office:value-type="float" office:value="0">
            <text:p text:style-name="P23">2017</text:p>
          </table:table-cell>
          <table:table-cell table:style-name="Table2.B2" office:value-type="float" office:value="40258.86">
            <text:p text:style-name="P26">40258,86</text:p>
          </table:table-cell>
          <table:table-cell table:style-name="Table2.B2" office:value-type="float" office:value="4021.86">
            <text:p text:style-name="P26">4021,86</text:p>
          </table:table-cell>
          <table:table-cell table:style-name="Table2.B2">
            <text:p text:style-name="P24"/>
          </table:table-cell>
          <table:table-cell table:style-name="Table2.E2" office:value-type="float" office:value="44279.92">
            <text:p text:style-name="P26">44279,92</text:p>
          </table:table-cell>
          <table:table-cell table:style-name="Table2.E2" office:value-type="float" office:value="3612.42">
            <text:p text:style-name="P26">3612,42</text:p>
          </table:table-cell>
          <table:table-cell table:style-name="Table2.G2" office:value-type="float" office:value="47892.34">
            <text:p text:style-name="P26">47892,34</text:p>
          </table:table-cell>
        </table:table-row>
        <table:table-row>
          <table:table-cell table:style-name="Table2.A2" office:value-type="float" office:value="0">
            <text:p text:style-name="P23">2018</text:p>
          </table:table-cell>
          <table:table-cell table:style-name="Table2.B2" office:value-type="float" office:value="10838.71">
            <text:p text:style-name="P26">10838,71</text:p>
          </table:table-cell>
          <table:table-cell table:style-name="Table2.B2" office:value-type="float" office:value="4571.42">
            <text:p text:style-name="P26">4571,42</text:p>
          </table:table-cell>
          <table:table-cell table:style-name="Table2.B2" office:value-type="float" office:value="1977.28">
            <text:p text:style-name="P26">1977,28</text:p>
          </table:table-cell>
          <table:table-cell table:style-name="Table2.E2" office:value-type="float" office:value="17387.41">
            <text:p text:style-name="P26">17387,41</text:p>
          </table:table-cell>
          <table:table-cell table:style-name="Table2.E2" office:value-type="float" office:value="1204.14">
            <text:p text:style-name="P26">1204,14</text:p>
          </table:table-cell>
          <table:table-cell table:style-name="Table2.G2" office:value-type="float" office:value="18591.55">
            <text:p text:style-name="P26">18591,55</text:p>
          </table:table-cell>
        </table:table-row>
        <table:table-row>
          <table:table-cell table:style-name="Table2.A2">
            <text:p text:style-name="P21"/>
          </table:table-cell>
          <table:table-cell table:style-name="Table2.B2">
            <text:p text:style-name="P24"/>
          </table:table-cell>
          <table:table-cell table:style-name="Table2.B2">
            <text:p text:style-name="P24"/>
          </table:table-cell>
          <table:table-cell table:style-name="Table2.D5" office:value-type="string">
            <text:p text:style-name="P23">Liquidación</text:p>
          </table:table-cell>
          <table:table-cell table:style-name="Table2.B2" office:value-type="float" office:value="1977.28">
            <text:p text:style-name="P26">1977,28</text:p>
          </table:table-cell>
          <table:table-cell table:style-name="Table2.B2">
            <text:p text:style-name="P24"/>
          </table:table-cell>
          <table:table-cell table:style-name="Table2.G4">
            <text:p text:style-name="P24"/>
          </table:table-cell>
        </table:table-row>
        <table:table-row>
          <table:table-cell table:style-name="Table2.A2">
            <text:p text:style-name="P21"/>
          </table:table-cell>
          <table:table-cell table:style-name="Table2.B2">
            <text:p text:style-name="P24"/>
          </table:table-cell>
          <table:table-cell table:style-name="Table2.B2">
            <text:p text:style-name="P24"/>
          </table:table-cell>
          <table:table-cell table:style-name="Table2.D5" office:value-type="string">
            <text:p text:style-name="P23"/>
          </table:table-cell>
          <table:table-cell table:style-name="Table2.B2" office:value-type="float" office:value="61667.33">
            <text:p text:style-name="P26">61667,33</text:p>
          </table:table-cell>
          <table:table-cell table:style-name="Table2.B2" office:value-type="float" office:value="4816.56">
            <text:p text:style-name="P26">4816,56</text:p>
          </table:table-cell>
          <table:table-cell table:style-name="Table2.G4" office:value-type="float" office:value="66483.89">
            <text:p text:style-name="P26">66483,89</text:p>
          </table:table-cell>
        </table:table-row>
      </table:table>
      <text:p text:style-name="P9"/>
      <text:p text:style-name="P8"/>
      <text:h text:style-name="P20" text:outline-level="2">1.2. Costes del hardware</text:h>
      <text:p text:style-name="P14"/>
      <text:p text:style-name="P16"><text:a xlink:type="simple" xlink:href="https://es.scribd.com/document/288511179/Guia-Salarial-Sector-TI-Galicia-2015-2016"><text:span text:style-name="T9">https://es.scribd.com/document/288511179/Guia-Salarial-Sector-TI-Galicia-2015-2016</text:span></text:a></text:p>
      <text:p text:style-name="P2"><text:a xlink:type="simple" xlink:href="http://www.vitaedigital.com/">http://www.vitaedigital.com/</text:a></text:p>
      <text:p text:style-name="P13"><text:a xlink:type="simple" xlink:href="http://imaisd.usc.es/ferramentas/calculadora/calculadoracontratos.asp">http://imaisd.usc.es/ferramentas/calculadora/calculadoracontratos.asp</text:a></text:p>
      <text:p text:style-name="P15">PMB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7:10:36.260460285</meta:creation-date>
    <dc:date>2018-01-12T18:11:09.927246949</dc:date>
    <meta:editing-duration>PT57M46S</meta:editing-duration>
    <meta:editing-cycles>26</meta:editing-cycles>
    <meta:generator>LibreOffice/4.2.8.2$Linux_X86_64 LibreOffice_project/420m0$Build-2</meta:generator>
    <meta:document-statistic meta:table-count="2" meta:image-count="0" meta:object-count="0" meta:page-count="4" meta:paragraph-count="88" meta:word-count="370" meta:character-count="2527" meta:non-whitespace-character-count="2249"/>
  </office:meta>
</office:document-meta>
</file>